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9c5" officeooo:paragraph-rsid="000fc9c5"/>
    </style:style>
    <style:style style:name="P2" style:family="paragraph" style:parent-style-name="Standard">
      <style:text-properties officeooo:rsid="000fc9c5" officeooo:paragraph-rsid="00106e65"/>
    </style:style>
    <style:style style:name="T1" style:family="text">
      <style:text-properties officeooo:rsid="00106e65"/>
    </style:style>
    <style:style style:name="T2" style:family="text">
      <style:text-properties style:text-underline-style="solid" style:text-underline-width="auto" style:text-underline-color="font-color" officeooo:rsid="00106e65"/>
    </style:style>
    <style:style style:name="T3" style:family="text">
      <style:text-properties style:text-underline-style="none" officeooo:rsid="00106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Implementar funciones que permitan</text:p>
      <text:p text:style-name="P1"><text:tab/>a)Calcular perimetro de un rectangulo dada base y altura</text:p>
      <text:p text:style-name="P1"><text:tab/>b)<text:span text:style-name="T1">C</text:span>alcular area de un rectangulo dada base y altura</text:p>
      <text:p text:style-name="P2"><text:tab/>c)<text:span text:style-name="T1">C</text:span>alcular area de un rectangulo <text:span text:style-name="T1">dadas coordenadas x1,x2,x3 y x4</text:span></text:p>
      <text:p text:style-name="P2"><text:tab/><text:span text:style-name="T1">d)Calcular area y perimetro de un circulo dado el radio</text:span></text:p>
      <text:p text:style-name="P2"><text:tab/><text:span text:style-name="T3">e)Calcular volumen de esfera dado su rad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0:09:10.689619869</meta:creation-date>
    <dc:date>2019-04-04T18:04:55.251032178</dc:date>
    <meta:editing-duration>PT32M51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6" meta:word-count="49" meta:character-count="309" meta:non-whitespace-character-count="261"/>
  </office:meta>
</office:document-meta>
</file>